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d" svg:font-family="Monospaced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tyle="normal" fo:font-weight="normal"/>
    </style:style>
    <style:style style:name="P2" style:family="paragraph" style:parent-style-name="Preformatted_20_Text"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3" style:family="paragraph" style:parent-style-name="Preformatted_20_Text">
      <style:text-properties fo:font-variant="normal" fo:text-transform="none" fo:color="#000000" style:font-name="Times New Roman" fo:font-size="12pt" fo:font-style="normal" fo:font-weight="normal" style:font-size-asian="12pt" style:font-weight-asian="normal" style:font-size-complex="12pt" style:font-weight-complex="normal"/>
    </style:style>
    <style:style style:name="P4" style:family="paragraph" style:parent-style-name="Preformatted_20_Text">
      <style:text-properties fo:font-variant="normal" fo:text-transform="none" fo:color="#000000" style:font-name="Times New Roman" fo:font-size="12pt" fo:font-style="normal" fo:font-weight="bold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variant="normal" fo:text-transform="none" fo:color="#000000" style:font-name="Times New Roman" fo:font-size="12pt" fo:font-style="italic" fo:font-weight="normal" style:font-size-asian="12pt" style:font-style-asian="italic" style:font-size-complex="12pt" style:font-style-complex="italic"/>
    </style:style>
    <style:style style:name="P6" style:family="paragraph" style:parent-style-name="Preformatted_20_Text">
      <style:text-properties fo:font-variant="normal" fo:text-transform="none"/>
    </style:style>
    <style:style style:name="P7" style:family="paragraph" style:parent-style-name="Preformatted_20_Text"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8" style:family="paragraph" style:parent-style-name="Preformatted_20_Text" style:list-style-name="L1"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9" style:family="paragraph" style:parent-style-name="Preformatted_20_Text" style:list-style-name="L2"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10" style:family="paragraph" style:parent-style-name="Preformatted_20_Text">
      <style:text-properties fo:font-variant="normal" fo:text-transform="none" fo:color="#000000" style:font-name="Times New Roman" fo:font-size="12pt" fo:font-style="normal" fo:font-weight="normal" officeooo:rsid="0023dc60" officeooo:paragraph-rsid="0023dc60" style:font-size-asian="12pt" style:font-size-complex="12pt"/>
    </style:style>
    <style:style style:name="P11" style:family="paragraph" style:parent-style-name="Preformatted_20_Text">
      <style:text-properties fo:font-variant="normal" fo:text-transform="none" fo:color="#000000" style:font-name="Times New Roman" fo:font-size="12pt" fo:font-style="normal" fo:font-weight="normal" officeooo:rsid="002426ff" officeooo:paragraph-rsid="002592bc" style:font-size-asian="12pt" style:font-size-complex="12pt"/>
    </style:style>
    <style:style style:name="P12" style:family="paragraph" style:parent-style-name="Preformatted_20_Text">
      <style:text-properties fo:font-variant="normal" fo:text-transform="none" fo:color="#000000" style:font-name="Times New Roman" fo:font-size="12pt" fo:font-style="normal" fo:font-weight="normal" officeooo:rsid="00272ef6" officeooo:paragraph-rsid="00272ef6" style:font-size-asian="12pt" style:font-size-complex="12pt"/>
    </style:style>
    <style:style style:name="P13" style:family="paragraph" style:parent-style-name="Preformatted_20_Text" style:list-style-name="L3">
      <style:text-properties fo:font-variant="normal" fo:text-transform="none" officeooo:paragraph-rsid="00290e2e"/>
    </style:style>
    <style:style style:name="P14" style:family="paragraph" style:parent-style-name="Preformatted_20_Text" style:list-style-name="L3">
      <style:text-properties officeooo:paragraph-rsid="00272ef6"/>
    </style:style>
    <style:style style:name="P15" style:family="paragraph" style:parent-style-name="Preformatted_20_Text">
      <style:paragraph-properties fo:margin-top="0in" fo:margin-bottom="0.1965in" loext:contextual-spacing="false"/>
    </style:style>
    <style:style style:name="P16" style:family="paragraph" style:parent-style-name="Preformatted_20_Text">
      <style:paragraph-properties fo:margin-top="0in" fo:margin-bottom="0.1965in" loext:contextual-spacing="false"/>
      <style:text-properties fo:font-variant="normal" fo:text-transform="none" officeooo:paragraph-rsid="00290e2e"/>
    </style:style>
    <style:style style:name="T1" style:family="text">
      <style:text-properties officeooo:rsid="001d028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2bc" style:font-weight-asian="bold" style:font-weight-complex="bold"/>
    </style:style>
    <style:style style:name="T4" style:family="text">
      <style:text-properties fo:font-weight="bold" style:font-style-asian="normal" style:font-weight-asian="bold" style:font-style-complex="normal" style:font-weight-complex="bold"/>
    </style:style>
    <style:style style:name="T5" style:family="text">
      <style:text-properties officeooo:rsid="0023dc60"/>
    </style:style>
    <style:style style:name="T6" style:family="text">
      <style:text-properties officeooo:rsid="002592bc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color="#000000" style:font-name="Times New Roman" fo:font-size="12pt" fo:font-style="normal" fo:font-weight="normal" officeooo:rsid="00272ef6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font-style="normal" fo:font-weight="normal" officeooo:rsid="00290e2e" style:font-size-asian="12pt" style:font-size-complex="12pt"/>
    </style:style>
    <style:style style:name="T10" style:family="text">
      <style:text-properties fo:font-variant="normal" fo:text-transform="none" fo:color="#000000" style:font-name="Monospaced" fo:font-style="normal"/>
    </style:style>
    <style:style style:name="T11" style:family="text">
      <style:text-properties fo:font-variant="normal" fo:text-transform="none" style:font-name="Monospaced" fo:font-style="normal"/>
    </style:style>
    <style:style style:name="T12" style:family="text">
      <style:text-properties fo:font-variant="normal" fo:text-transform="none" fo:color="#5c5c5c" style:font-name="Monospaced" fo:font-style="normal"/>
    </style:style>
    <style:style style:name="T13" style:family="text">
      <style:text-properties fo:font-variant="normal" fo:text-transform="none" fo:color="#ae5cb0" style:font-name="Monospaced" fo:font-style="normal" style:text-underline-style="solid" style:text-underline-width="auto" style:text-underline-color="font-color"/>
    </style:style>
    <style:style style:name="T14" style:family="text">
      <style:text-properties fo:font-variant="normal" fo:text-transform="none" fo:color="#4a55db" style:font-name="Monospaced" fo:font-style="normal"/>
    </style:style>
    <style:style style:name="T15" style:family="text">
      <style:text-properties fo:font-variant="normal" fo:text-transform="none" fo:color="#bc8f8f" style:font-name="Monospaced" fo:font-style="normal"/>
    </style:style>
    <style:style style:name="T16" style:family="text">
      <style:text-properties fo:color="#a020f0"/>
    </style:style>
    <style:style style:name="T17" style:family="text">
      <style:text-properties fo:color="#a020f0" style:font-name="Monospaced" fo:font-style="normal"/>
    </style:style>
    <style:style style:name="T18" style:family="text">
      <style:text-properties fo:color="#000000"/>
    </style:style>
    <style:style style:name="T19" style:family="text">
      <style:text-properties fo:color="#000000" style:font-name="Monospaced" fo:font-style="normal"/>
    </style:style>
    <style:style style:name="T20" style:family="text">
      <style:text-properties fo:color="#5c5c5c"/>
    </style:style>
    <style:style style:name="T21" style:family="text">
      <style:text-properties fo:color="#5c5c5c" style:font-name="Monospaced" fo:font-style="normal"/>
    </style:style>
    <style:style style:name="T22" style:family="text">
      <style:text-properties fo:color="#4a55db"/>
    </style:style>
    <style:style style:name="T23" style:family="text">
      <style:text-properties fo:color="#4a55db" style:font-name="Monospaced" fo:font-style="normal"/>
    </style:style>
    <style:style style:name="T24" style:family="text">
      <style:text-properties fo:color="#bc8f8f"/>
    </style:style>
    <style:style style:name="T25" style:family="text">
      <style:text-properties fo:color="#bc8f8f" style:font-name="Monospaced" fo:font-style="normal"/>
    </style:style>
    <style:style style:name="T26" style:family="text">
      <style:text-properties fo:color="#ffaa00"/>
    </style:style>
    <style:style style:name="T27" style:family="text">
      <style:text-properties fo:color="#ffaa00" style:font-name="Monospaced" fo:font-style="normal"/>
    </style:style>
    <style:style style:name="T28" style:family="text">
      <style:text-properties style:font-name="Monospaced" fo:font-style="normal"/>
    </style:style>
    <style:style style:name="T29" style:family="text">
      <style:text-properties fo:color="#32b9b9" style:font-name="Monospaced" fo:font-style="normal"/>
    </style:style>
    <style:style style:name="T30" style:family="text">
      <style:text-properties fo:color="#5f9ea0" style:font-name="Monospaced" fo:font-style="normal"/>
    </style:style>
    <style:style style:name="T31" style:family="text">
      <style:text-properties fo:color="#ae5cb0" style:text-underline-style="solid" style:text-underline-width="auto" style:text-underline-color="font-color"/>
    </style:style>
    <style:style style:name="T32" style:family="text">
      <style:text-properties fo:color="#ae5cb0" style:font-name="Monospaced" fo:font-style="normal" style:text-underline-style="solid" style:text-underline-width="auto" style:text-underline-color="font-color"/>
    </style:style>
    <style:style style:name="T33" style:family="text">
      <style:text-properties fo:color="#64ae64" style:font-name="Monospaced" fo:font-style="italic"/>
    </style:style>
    <style:style style:name="T34" style:family="text">
      <style:text-properties fo:color="#64ae64" style:font-name="Monospaced" fo:font-style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ction stepinfo(sys)</text:p>
      <text:p text:style-name="P2">This function computes sytem characteristics when step input is given to the system. </text:p>
      <text:p text:style-name="P2">stepinfo(Y,T,YFINAL) computes the following parameters assuming zero initial conditions and no input offset.</text:p>
      <text:list xml:id="list5502016455546364308" text:style-name="L1">
        <text:list-item>
          <text:p text:style-name="P8"><text:s text:c="2"/>RiseTime: rise time of the system</text:p>
        </text:list-item>
        <text:list-item>
          <text:p text:style-name="P8"><text:s text:c="2"/>SettlingTime: settling time</text:p>
        </text:list-item>
        <text:list-item>
          <text:p text:style-name="P8"><text:s text:c="2"/>SettlingMin: min value of Y once the response has risen</text:p>
        </text:list-item>
        <text:list-item>
          <text:p text:style-name="P8"><text:s text:c="2"/>SettlingMax: max value of Y once the response has risen</text:p>
        </text:list-item>
        <text:list-item>
          <text:p text:style-name="P8"><text:s text:c="2"/>Overshoot: percentage overshoot (relative to YFINAL)</text:p>
        </text:list-item>
        <text:list-item>
          <text:p text:style-name="P8"><text:s text:c="2"/>Undershoot: percentage undershoot</text:p>
        </text:list-item>
        <text:list-item>
          <text:p text:style-name="P8"><text:s text:c="2"/>Peak: peak absolute value of Y</text:p>
        </text:list-item>
        <text:list-item>
          <text:p text:style-name="P8"><text:s text:c="2"/>PeakTime: time at which peak absolute value is reached.</text:p>
        </text:list-item>
      </text:list>
      <text:p text:style-name="P2"/>
      <text:p text:style-name="P2">stepinfo(Y,T,YFINAL)</text:p>
      <text:p text:style-name="P2">For SISO systems Y and T are vectors of same length NS. </text:p>
      <text:p text:style-name="P2">For MIMO systems with NU inputs, NY outputs, Y should be </text:p>
      <text:p text:style-name="P2">specified as an array of size NS-by-NY-by-NU. </text:p>
      <text:p text:style-name="P2">Similarly, YFINAL should be specified as a NY-by-NU array. </text:p>
      <text:p text:style-name="P2">Then the function returns an output array of each quantity </text:p>
      <text:p text:style-name="P2">of size NY-by-NU.</text:p>
      <text:p text:style-name="P2"/>
      <text:p text:style-name="P2">stepinfo(Y,T) uses the last sampled value of Y as the YFINAL</text:p>
      <text:p text:style-name="P2">stepinfo(Y) assumes T = 1:NS.</text:p>
      <text:p text:style-name="P2"/>
      <text:p text:style-name="P2">stepinfo(sys) calculates the time response characteristics of </text:p>
      <text:p text:style-name="P2">dynamic system sys. The Rise Time, Settling Time etc. are all </text:p>
      <text:p text:style-name="P2">calculated in Time Units of the system.</text:p>
      <text:p text:style-name="P2"/>
      <text:p text:style-name="P2"/>
      <text:p text:style-name="P2">The default value of RiseTimeLims = [0.1 0.9] <text:s/>ie. from 10% to 90% of the final value.</text:p>
      <text:p text:style-name="P2">The user may change the limits by setting RiseTimeLims to the desired values.</text:p>
      <text:p text:style-name="P5">Example <text:span text:style-name="T5">1</text:span> :</text:p>
      <text:p text:style-name="P2">If the desired value of rise time is from 5% to 95% of the final value, then the command looks like </text:p>
      <text:p text:style-name="P2">stepinfo(y,t,yfinal,'RiseTimeLims'[0.05 0.95])</text:p>
      <text:p text:style-name="P2"/>
      <text:p text:style-name="P3">Settling time with default 2% limits</text:p>
      <text:p text:style-name="P2">The user may change this by setting SettlingTimeThreshold to the desired value.</text:p>
      <text:p text:style-name="P5">Example <text:span text:style-name="T5">2</text:span>:</text:p>
      <text:p text:style-name="P2">If the desired value of settling time threshold is 5% of the final value, then the c<text:span text:style-name="T1">o</text:span>mmand looks like </text:p>
      <text:p text:style-name="P2">stepinfo(sys,'SettlingTimeThreshold',0.05) <text:s/></text:p>
      <text:p text:style-name="P2"/>
      <text:p text:style-name="P2">The function is also capable of giving Rise time high and rise time low. These values are not printed by default but they can be assigned to a variable. </text:p>
      <text:p text:style-name="P2">RiseTimeHigh, RiseTimeLow can be extracted using the function in the following way</text:p>
      <text:p text:style-name="P5">Example <text:s/><text:span text:style-name="T5">3</text:span>:</text:p>
      <text:p text:style-name="P2">[x1 x2 x3 x4 x5 x6 x7 x8 x9 x10] = stepinfo(Y,T,YFINAL)</text:p>
      <text:p text:style-name="P2">Then the variables x9 and x10 will give the values of RiseTimeHigh and RiseTimeLow respectively.</text:p>
      <text:p text:style-name="P2"/>
      <text:p text:style-name="P5"/>
      <text:p text:style-name="P5"><text:soft-page-break/>Example <text:span text:style-name="T5">4 </text:span>:</text:p>
      <text:p text:style-name="P2"><text:s/>s = %s ;</text:p>
      <text:p text:style-name="P2"><text:s/>sys = syslin('c',(s+6)/(s^2+6*s+4)) ;</text:p>
      <text:p text:style-name="P2"><text:s/>stepinfo(sys) ;</text:p>
      <text:p text:style-name="P2"/>
      <text:p text:style-name="P2"/>
      <text:p text:style-name="P10"><text:span text:style-name="T4">Some comments about the function</text:span></text:p>
      <text:p text:style-name="P10">I have tried to make the program modular and easy to understand. There is a different function for each parameter such as overshoot, peak, rise_time are all being calculated from different functions. Each <text:span text:style-name="T6">minor</text:span> function in itself works for SISO input. Now I have called all these functions from my main function “stepinfo”. If the input is a MIMO system, then the loop inside the main functions runs ‘for’ loop the appropriate number of times such that it works absolutely fine for MIMO system also. </text:p>
      <text:p text:style-name="P11">For any type of system the main function (stepinfo) calls the other functions giving all the values of y, t and yfinal. For every system a ‘y’ matrix (containing the corresponding time response values) is generated using “csim” for continuous systems and “flts” for discrete system. And then this ‘y’ matrix (with ‘t’ and ‘yfinal’) is <text:s/>passed to the corresponding functions <text:span text:style-name="T6">for calculation of the system’s performance parameters</text:span>. <text:span text:style-name="T6">Then these performance parameters are constantly stored in the form of the matrix, where the size of matrix depends on the size of input. Then I have printed all the corresponding matrices using the ‘disp’ command.</text:span></text:p>
      <text:p text:style-name="P11"/>
      <text:p text:style-name="P11"><text:span text:style-name="T3">Problems Faced</text:span> </text:p>
      <text:list xml:id="list5937407352910426372" text:style-name="L3">
        <text:list-item>
          <text:p text:style-name="P14"><text:span text:style-name="T8">What should be the time range and sampling time for the calculation of <text:s/>‘y’ matrix. ? This problem was solved by checking the stability of the system and running a stable system from t=0 to t = 1000 seconds. Then seeing the time at which the system settles. </text:span><text:span text:style-name="T9">When the ‘y’ equals ‘yfinal’ for consecutive (9-10) points, then this indicates that the system has settled.</text:span><text:span text:style-name="T8"> Then the y matrix was computed from t=0 to the time where system is settling . </text:span><text:span text:style-name="T9">The code is as follows :</text:span></text:p>
          <text:p text:style-name="P13"><text:span text:style-name="T17"><text:s text:c="14"/></text:span><text:span text:style-name="T19">y_temp </text:span><text:span text:style-name="T21">=</text:span><text:span text:style-name="T19"> </text:span><text:span text:style-name="T32">csim</text:span><text:span text:style-name="T23">(</text:span><text:span text:style-name="T25">'step'</text:span><text:span text:style-name="T19">,</text:span><text:span text:style-name="T25">0</text:span><text:span text:style-name="T27">:</text:span><text:span text:style-name="T25">1</text:span><text:span text:style-name="T27">:</text:span><text:span text:style-name="T25">1010</text:span><text:span text:style-name="T19">,sys</text:span><text:span text:style-name="T23">)</text:span><text:span text:style-name="T19"> ;</text:span></text:p>
        </text:list-item>
      </text:list>
      <text:p text:style-name="P6"><text:s text:c="20"/><text:span text:style-name="T19">yfinal</text:span><text:span text:style-name="T28"> </text:span><text:span text:style-name="T21">=</text:span><text:span text:style-name="T28"> </text:span><text:span text:style-name="T32">horner</text:span><text:span text:style-name="T23">(</text:span><text:span text:style-name="T19">sys,</text:span><text:span text:style-name="T25">0.00001</text:span><text:span text:style-name="T23">)</text:span></text:p>
      <text:p text:style-name="P6"><text:s text:c="20"/><text:span text:style-name="T33">//Final Value theorem for calculation of yfinal</text:span></text:p>
      <text:p text:style-name="P6"><text:s text:c="20"/><text:span text:style-name="T33">//In case of step input final value = limit s -&gt;</text:span><text:span text:style-name="T34"> </text:span><text:span text:style-name="T33">0, C(s)</text:span></text:p>
      <text:p text:style-name="P6"><text:s text:c="20"/><text:span text:style-name="T17">for</text:span><text:span text:style-name="T28"> </text:span><text:span text:style-name="T19">i</text:span><text:span text:style-name="T28"> </text:span><text:span text:style-name="T21">=</text:span><text:span text:style-name="T28"> </text:span><text:span text:style-name="T23">[</text:span><text:span text:style-name="T25">1</text:span><text:span text:style-name="T27">:</text:span><text:span text:style-name="T25">1</text:span><text:span text:style-name="T27">:</text:span><text:span text:style-name="T25">1000</text:span><text:span text:style-name="T23">]</text:span><text:span text:style-name="T28"> <text:s/></text:span></text:p>
      <text:p text:style-name="P6"><text:s text:c="24"/><text:span text:style-name="T19">temp</text:span><text:span text:style-name="T28"> </text:span><text:span text:style-name="T21">=</text:span><text:span text:style-name="T28"> </text:span><text:span text:style-name="T19">y_temp</text:span><text:span text:style-name="T23">(</text:span><text:span text:style-name="T19">i</text:span><text:span text:style-name="T27">:</text:span><text:span text:style-name="T19">i</text:span><text:span text:style-name="T21">+</text:span><text:span text:style-name="T25">9</text:span><text:span text:style-name="T23">)</text:span><text:span text:style-name="T28"> </text:span><text:span text:style-name="T19">;</text:span></text:p>
      <text:p text:style-name="P6"><text:s text:c="24"/><text:span text:style-name="T17">if</text:span><text:span text:style-name="T28"> </text:span><text:span text:style-name="T23">(</text:span><text:span text:style-name="T29">abs</text:span><text:span text:style-name="T23">(</text:span><text:span text:style-name="T19">temp</text:span><text:span text:style-name="T21">-</text:span><text:span text:style-name="T28"> </text:span><text:span text:style-name="T19">yfinal</text:span><text:span text:style-name="T23">)</text:span><text:span text:style-name="T28"> </text:span><text:span text:style-name="T21">&lt;</text:span><text:span text:style-name="T28"> </text:span><text:span text:style-name="T21">=</text:span><text:span text:style-name="T28"> </text:span><text:span text:style-name="T25">0.0001</text:span><text:span text:style-name="T23">)</text:span></text:p>
      <text:p text:style-name="P6"><text:s text:c="28"/><text:span text:style-name="T30">break</text:span></text:p>
      <text:p text:style-name="P6"><text:s text:c="24"/><text:span text:style-name="T17">end</text:span></text:p>
      <text:p text:style-name="P6"><text:s text:c="20"/><text:span text:style-name="T17">end</text:span><text:span text:style-name="T28"> </text:span></text:p>
      <text:p text:style-name="P6"><text:s text:c="20"/><text:span text:style-name="T19">t</text:span><text:span text:style-name="T28"> </text:span><text:span text:style-name="T21">=</text:span><text:span text:style-name="T28"> </text:span><text:span text:style-name="T25">0</text:span><text:span text:style-name="T27">:</text:span><text:span text:style-name="T23">(</text:span><text:span text:style-name="T19">i</text:span><text:span text:style-name="T21">+</text:span><text:span text:style-name="T25">9</text:span><text:span text:style-name="T23">)</text:span><text:span text:style-name="T21">/</text:span><text:span text:style-name="T25">10000</text:span><text:span text:style-name="T27">:</text:span><text:span text:style-name="T19">i</text:span><text:span text:style-name="T21">+</text:span><text:span text:style-name="T25">9</text:span><text:span text:style-name="T28"> </text:span><text:span text:style-name="T19">;</text:span></text:p>
      <text:p text:style-name="P15"><text:span text:style-name="T7"><text:s text:c="20"/></text:span><text:span text:style-name="T10">y</text:span><text:span text:style-name="T11"> </text:span><text:span text:style-name="T12">=</text:span><text:span text:style-name="T11"> </text:span><text:span text:style-name="T13">csim</text:span><text:span text:style-name="T14">(</text:span><text:span text:style-name="T15">'step'</text:span><text:span text:style-name="T10">,t,sys</text:span><text:span text:style-name="T14">)</text:span><text:span text:style-name="T11"> </text:span><text:span text:style-name="T10">;</text:span></text:p>
      <text:p text:style-name="P12"><text:s text:c="2"/></text:p>
      <text:p text:style-name="P11"/>
      <text:p text:style-name="P2"/>
      <text:p text:style-name="P2"/>
      <text:p text:style-name="P2"><text:s/><text:span text:style-name="T2">References :</text:span></text:p>
      <text:list xml:id="list1138395841943428437" text:style-name="L2">
        <text:list-item>
          <text:p text:style-name="P9"><text:s/>http://www.scilab.org/resources/documentation ; </text:p>
        </text:list-item>
        <text:list-item>
          <text:p text:style-name="P9"><text:s/>http://spoken-tutorial.org/</text:p>
        </text:list-item>
        <text:list-item>
          <text:p text:style-name="P9"><text:s/>http://in.mathworks.com/help/control/ ; </text:p>
        </text:list-item>
        <text:list-item>
          <text:p text:style-name="P9"><text:s/>http://in.mathworks.com/help/control/ref/stepinfo.html ;</text:p>
        </text:list-item>
        <text:list-item>
          <text:p text:style-name="P9"><text:s/>https://en.wikipedia.org/wiki/Control_systems;</text:p>
        </text:list-item>
      </text:list>
      <text:p text:style-name="P2"><text:s/></text:p>
      <text:p text:style-name="P2"><text:soft-page-break/></text:p>
      <text:p text:style-name="P2"><text:s/>Author(s):</text:p>
      <text:p text:style-name="P2"><text:s/>Sanchit Gupt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onospaced" svg:font-family="Monospaced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3T10:13:21.758000000</meta:creation-date>
    <meta:generator>LibreOffice/5.1.3.2$Windows_x86 LibreOffice_project/644e4637d1d8544fd9f56425bd6cec110e49301b</meta:generator>
    <dc:date>2016-06-13T17:09:47.687000000</dc:date>
    <meta:editing-duration>PT27M53S</meta:editing-duration>
    <meta:editing-cycles>9</meta:editing-cycles>
    <meta:document-statistic meta:table-count="0" meta:image-count="0" meta:object-count="0" meta:page-count="3" meta:paragraph-count="69" meta:word-count="717" meta:character-count="4693" meta:non-whitespace-character-count="3750"/>
  </office:meta>
</office:document-meta>
</file>